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master-page-name="MP0">
      <style:paragraph-properties style:page-number="auto" fo:break-before="page"/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T1" style:family="text">
      <style:text-properties officeooo:rsid="0010d59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topoly</text:p>
      <text:p text:style-name="P1"/>
      <text:p text:style-name="P1"/>
      <text:p text:style-name="P1">Project Breakdown:</text:p>
      <text:p text:style-name="P1"/>
      <text:p text:style-name="P1">Timeline:</text:p>
      <text:p text:style-name="P1"/>
      <text:p text:style-name="P1">Q&amp;A:</text:p>
      <text:list xml:id="list967025238" text:style-name="L1">
        <text:list-item>
          <text:p text:style-name="P3">After reading this subsection, would the Observer Pattern be a good pattern to use when implementing a gameboard? Why or why not?</text:p>
        </text:list-item>
      </text:list>
      <text:p text:style-name="P1"/>
      <text:list xml:id="list202717767521143" text:continue-numbering="true" text:style-name="L1">
        <text:list-item>
          <text:p text:style-name="P3">Suppose that we wanted to model SLC and Needls Hall more closely to Chance and Community Chest cards. Is<text:span text:style-name="T1"> </text:span>there a suitable design pattern you could use? How would you use it?</text:p>
        </text:list-item>
      </text:list>
      <text:p text:style-name="P1"/>
      <text:list xml:id="list202719204834211" text:continue-numbering="true" text:style-name="L1">
        <text:list-item>
          <text:p text:style-name="P3">Is the Decorator Pattern a good pattern to use when implementing Improvements? Why or why not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7-29T15:27:00Z</meta:creation-date>
    <dc:date>2020-07-30T20:27:17.283761745</dc:date>
    <meta:editing-cycles>3</meta:editing-cycles>
    <meta:editing-duration>PT38M12S</meta:editing-duration>
    <meta:document-statistic meta:table-count="0" meta:image-count="0" meta:object-count="0" meta:page-count="1" meta:paragraph-count="7" meta:word-count="78" meta:character-count="441" meta:non-whitespace-character-count="373"/>
    <meta:template xlink:type="simple" xlink:actuate="onRequest" xlink:title="" xlink:href="Normal.dotm"/>
  </office:meta>
</office:document-meta>
</file>